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630000031AB37BFB7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8.15cm" fo:min-width="27.9cm" fo:padding-top="0.165cm" fo:padding-bottom="0.165cm" fo:padding-left="0.29cm" fo:padding-right="0.29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draw:fill-color="#ffd428" draw:textarea-horizontal-align="justify" draw:textarea-vertical-align="middle" draw:auto-grow-height="false" fo:min-height="3.455cm" fo:min-width="3.092cm" draw:shadow="hidden" draw:shadow-offset-x="0.071cm" draw:shadow-offset-y="0.071cm" loext:shadow-blur="0.106cm" loext:decorative="false"/>
    </style:style>
    <style:style style:name="gr3" style:family="graphic" style:parent-style-name="standard">
      <style:graphic-properties svg:stroke-width="0.529cm" svg:stroke-color="#000000" draw:marker-start-width="0.993cm" draw:marker-end-width="0.993cm" draw:stroke-linejoin="round" draw:fill-color="#cccccc" draw:opacity="100%" draw:textarea-horizontal-align="justify" draw:textarea-vertical-align="middle" draw:auto-grow-height="false" fo:min-height="3.138cm" fo:min-width="2.888cm" fo:padding-top="0.389cm" fo:padding-bottom="0.389cm" fo:padding-left="0.514cm" fo:padding-right="0.514cm" draw:shadow="visible" draw:shadow-offset-x="0.071cm" draw:shadow-offset-y="0.071cm" loext:shadow-blur="0.071cm" loext:decorative="false"/>
    </style:style>
    <style:style style:name="gr4" style:family="graphic" style:parent-style-name="standard">
      <style:graphic-properties draw:stroke="none" draw:fill-color="#666666" draw:textarea-horizontal-align="justify" draw:textarea-vertical-align="middle" draw:auto-grow-height="false" fo:min-height="2.22cm" fo:min-width="1.971cm" loext:decorative="false"/>
    </style:style>
    <style:style style:name="gr5" style:family="graphic" style:parent-style-name="standard">
      <style:graphic-properties draw:stroke="none" draw:fill-color="#000000" draw:textarea-horizontal-align="justify" draw:textarea-vertical-align="middle" draw:auto-grow-height="false" fo:min-height="1.772cm" fo:min-width="1.521cm" draw:shadow="visible" draw:shadow-offset-x="0.071cm" draw:shadow-offset-y="0.071cm" loext:shadow-blur="0.106cm" loext:decorative="false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1.577cm" fo:min-width="17.2cm" fo:padding-top="0.165cm" fo:padding-bottom="0.165cm" fo:padding-left="0.29cm" fo:padding-right="0.29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draw:fill-color="#f10d0c" draw:textarea-horizontal-align="justify" draw:textarea-vertical-align="middle" draw:auto-grow-height="false" fo:min-height="1.583cm" fo:min-width="1.296cm" draw:shadow="visible" draw:shadow-offset-x="0.071cm" draw:shadow-offset-y="0.071cm" loext:shadow-blur="0.106cm" loext:decorative="false"/>
    </style:style>
    <style:style style:name="gr8" style:family="graphic" style:parent-style-name="standard">
      <style:graphic-properties draw:stroke="none" draw:fill-color="#3faf46" draw:textarea-horizontal-align="justify" draw:textarea-vertical-align="middle" draw:auto-grow-height="false" fo:min-height="1.583cm" fo:min-width="1.296cm" draw:shadow="visible" draw:shadow-offset-x="0.071cm" draw:shadow-offset-y="0.071cm" loext:shadow-blur="0.106cm" loext:decorative="false"/>
    </style:style>
    <style:style style:name="gr9" style:family="graphic" style:parent-style-name="standard">
      <style:graphic-properties draw:stroke="none" draw:fill-color="#dddddd" draw:textarea-horizontal-align="justify" draw:textarea-vertical-align="middle" draw:auto-grow-height="false" fo:min-height="1.097cm" fo:min-width="0.847cm" loext:decorative="false"/>
    </style:style>
    <style:style style:name="gr10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11" style:family="graphic" style:parent-style-name="standard">
      <style:graphic-properties svg:stroke-width="0.423cm" svg:stroke-color="#cccccc" draw:marker-start-width="0.834cm" draw:marker-end-width="0.834cm" draw:stroke-linejoin="round" draw:fill-color="#cccccc" draw:opacity="100%" draw:textarea-horizontal-align="justify" draw:textarea-vertical-align="middle" draw:auto-grow-height="false" fo:min-height="3.56cm" fo:min-width="3.31cm" fo:padding-top="0.336cm" fo:padding-bottom="0.336cm" fo:padding-left="0.461cm" fo:padding-right="0.461cm" loext:decorative="false"/>
    </style:style>
    <style:style style:name="gr12" style:family="graphic" style:parent-style-name="standard">
      <style:graphic-properties draw:stroke="none" svg:stroke-color="#000000" draw:fill-color="#111111" draw:textarea-horizontal-align="justify" draw:textarea-vertical-align="middle" draw:auto-grow-height="false" fo:min-height="1.546cm" fo:min-width="1.296cm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4" style:family="graphic" style:parent-style-name="standard">
      <style:graphic-properties draw:stroke="none" draw:fill-color="#111111" draw:textarea-horizontal-align="justify" draw:textarea-vertical-align="middle" draw:auto-grow-height="false" fo:min-height="1.337cm" fo:min-width="0.135cm" draw:shadow="visible" loext:shadow-blur="0.212cm" loext:decorative="false"/>
    </style:style>
    <style:style style:name="gr15" style:family="graphic" style:parent-style-name="standard">
      <style:graphic-properties svg:stroke-width="0.529cm" svg:stroke-color="#000000" draw:marker-start-width="0.993cm" draw:marker-end-width="0.993cm" draw:stroke-linejoin="round" draw:fill-color="#cccccc" draw:opacity="100%" draw:textarea-horizontal-align="justify" draw:textarea-vertical-align="middle" draw:auto-grow-height="false" fo:min-height="3.032cm" fo:min-width="2.782cm" fo:padding-top="0.389cm" fo:padding-bottom="0.389cm" fo:padding-left="0.514cm" fo:padding-right="0.514cm" loext:decorative="false"/>
    </style:style>
    <style:style style:name="gr16" style:family="graphic" style:parent-style-name="standard">
      <style:graphic-properties svg:stroke-width="0.423cm" svg:stroke-color="#cccccc" draw:marker-start-width="0.834cm" draw:marker-end-width="0.834cm" draw:stroke-linejoin="round" draw:fill-color="#cccccc" draw:opacity="100%" draw:textarea-horizontal-align="justify" draw:textarea-vertical-align="middle" draw:auto-grow-height="false" fo:min-height="3.138cm" fo:min-width="2.888cm" fo:padding-top="0.336cm" fo:padding-bottom="0.336cm" fo:padding-left="0.461cm" fo:padding-right="0.461cm" draw:shadow="visible" draw:shadow-offset-x="0.071cm" draw:shadow-offset-y="0.071cm" loext:shadow-blur="0.071cm" loext:decorative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1.265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0.789cm" loext:decorative="false"/>
      <style:paragraph-properties style:writing-mode="lr-tb"/>
    </style:style>
    <style:style style:name="gr20" style:family="graphic" style:parent-style-name="standard">
      <style:graphic-properties draw:stroke="none" draw:fill-color="#f10d0c" draw:textarea-horizontal-align="justify" draw:textarea-vertical-align="middle" draw:auto-grow-height="false" fo:min-height="1.546cm" fo:min-width="1.296cm" draw:shadow="hidden" draw:shadow-offset-x="0.071cm" draw:shadow-offset-y="0.071cm" loext:shadow-blur="0.106cm" loext:decorative="false"/>
    </style:style>
    <style:style style:name="gr21" style:family="graphic" style:parent-style-name="standard">
      <style:graphic-properties draw:stroke="solid" svg:stroke-width="0.053cm" svg:stroke-color="#000000" draw:marker-start="" draw:marker-start-width="0.34cm" draw:marker-start-center="false" draw:marker-end="" draw:marker-end-width="0.34cm" draw:marker-end-center="false" draw:stroke-linejoin="miter" draw:fill="solid" draw:fill-color="#000000" draw:secondary-fill-color="#d4ea6b" draw:opacity="100%" draw:textarea-horizontal-align="center" draw:textarea-vertical-align="middle" draw:auto-grow-height="false" draw:fit-to-size="false" style:shrink-to-fit="false" fo:min-height="3.972cm" fo:min-width="3.285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22" style:family="graphic" style:parent-style-name="standard">
      <style:graphic-properties svg:stroke-width="0.529cm" svg:stroke-color="#000000" draw:marker-start-width="0.993cm" draw:marker-end-width="0.993cm" draw:stroke-linejoin="round" draw:fill-color="#cccccc" draw:opacity="100%" draw:textarea-horizontal-align="justify" draw:textarea-vertical-align="middle" draw:auto-grow-height="false" fo:min-height="3.032cm" fo:min-width="2.782cm" fo:padding-top="0.389cm" fo:padding-bottom="0.389cm" fo:padding-left="0.514cm" fo:padding-right="0.514cm" draw:shadow="visible" draw:shadow-offset-x="0.071cm" draw:shadow-offset-y="0.071cm" loext:shadow-blur="0.071cm" loext:decorative="false"/>
    </style:style>
    <style:style style:name="gr23" style:family="graphic" style:parent-style-name="standard">
      <style:graphic-properties svg:stroke-width="0.423cm" svg:stroke-color="#cccccc" draw:marker-start-width="0.834cm" draw:marker-end-width="0.834cm" draw:stroke-linejoin="round" draw:fill-color="#cccccc" draw:opacity="100%" draw:textarea-horizontal-align="justify" draw:textarea-vertical-align="middle" draw:auto-grow-height="false" fo:min-height="3.138cm" fo:min-width="2.888cm" fo:padding-top="0.336cm" fo:padding-bottom="0.336cm" fo:padding-left="0.461cm" fo:padding-right="0.461cm" loext:decorative="false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-color="#ffffff"/>
      <style:paragraph-properties fo:text-align="center" style:writing-mode="lr-tb"/>
    </style:style>
    <style:style style:name="P2" style:family="paragraph">
      <loext:graphic-properties draw:fill-color="#ffd428"/>
      <style:paragraph-properties fo:text-align="center"/>
    </style:style>
    <style:style style:name="P3" style:family="paragraph">
      <loext:graphic-properties draw:fill-color="#cccccc" draw:opacity="100%"/>
      <style:paragraph-properties fo:text-align="center"/>
    </style:style>
    <style:style style:name="P4" style:family="paragraph">
      <loext:graphic-properties draw:fill-color="#666666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f10d0c"/>
      <style:paragraph-properties fo:text-align="center"/>
    </style:style>
    <style:style style:name="P7" style:family="paragraph">
      <loext:graphic-properties draw:fill-color="#3faf46"/>
      <style:paragraph-properties fo:text-align="center"/>
    </style:style>
    <style:style style:name="P8" style:family="paragraph">
      <loext:graphic-properties draw:fill-color="#dddddd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111111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loext:graphic-properties draw:fill="none" draw:fill-color="#ffffff"/>
      <style:text-properties fo:font-weight="bold" style:font-weight-asian="bold" style:font-weight-complex="bold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5" style:family="paragraph">
      <loext:graphic-properties draw:fill="solid" draw:fill-color="#000000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6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8.48cm" svg:height="28.48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5.239cm" svg:x="2.746cm" svg:y="23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81cm" svg:height="3.81cm" svg:x="10.525cm" svg:y="17.6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493cm" svg:height="3.492cm" svg:x="18.303cm" svg:y="24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857cm" svg:height="2.858cm" svg:x="18.621cm" svg:y="24.3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7.78cm" svg:height="11.907cm" svg:x="6.873cm" svg:y="2.90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54cm" svg:height="2.591cm" svg:x="25.13cm" svg:y="24.3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2.54cm" svg:height="2.591cm" svg:x="24.812cm" svg:y="17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1.903cm" svg:height="1.905cm" svg:x="19.099cm" svg:y="24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9" draw:layer="layout" svg:x1="21.478cm" svg:y1="25.765cm" svg:x2="21.161cm" svg:y2="25.765cm">
          <text:p/>
        </draw:line>
        <draw:custom-shape draw:style-name="gr11" draw:text-style-name="P3" draw:layer="layout" svg:width="3.81cm" svg:height="3.81cm" svg:x="10.525cm" svg:y="17.66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2.54cm" svg:height="2.54cm" svg:x="11.16cm" svg:y="18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9" draw:layer="layout" svg:x1="12.43cm" svg:y1="18.462cm" svg:x2="12.43cm" svg:y2="19.097cm">
          <text:p/>
        </draw:line>
        <draw:frame draw:style-name="gr13" draw:text-style-name="P12" draw:layer="layout" svg:width="0.952cm" svg:height="0.962cm" svg:x="11.954cm" svg:y="17.351cm">
          <draw:text-box>
            <text:p text:style-name="P11">0</text:p>
          </draw:text-box>
        </draw:frame>
        <draw:custom-shape draw:style-name="gr14" draw:text-style-name="P10" draw:layer="layout" svg:width="0.635cm" svg:height="1.587cm" svg:x="12.112cm" svg:y="20.685cm">
          <text:p/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0.952cm" svg:height="0.962cm" svg:x="13.383cm" svg:y="17.986cm">
          <draw:text-box>
            <text:p text:style-name="P11">1</text:p>
          </draw:text-box>
        </draw:frame>
        <draw:custom-shape draw:style-name="gr4" draw:text-style-name="P4" draw:layer="layout" svg:width="3.493cm" svg:height="3.492cm" svg:x="10.842cm" svg:y="24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857cm" svg:height="2.858cm" svg:x="11.16cm" svg:y="2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1.903cm" svg:height="1.905cm" svg:x="11.638cm" svg:y="24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9" draw:layer="layout" svg:x1="14.017cm" svg:y1="25.764cm" svg:x2="13.7cm" svg:y2="25.764cm">
          <text:p/>
        </draw:line>
        <draw:custom-shape draw:style-name="gr15" draw:text-style-name="P3" draw:layer="layout" svg:width="3.81cm" svg:height="3.81cm" svg:x="17.985cm" svg:y="17.50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3.81cm" svg:height="3.81cm" svg:x="17.985cm" svg:y="17.50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2.54cm" svg:height="2.54cm" svg:x="18.62cm" svg:y="1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9" draw:layer="layout" svg:x1="19.89cm" svg:y1="18.303cm" svg:x2="19.89cm" svg:y2="18.938cm">
          <text:p/>
        </draw:line>
        <draw:frame draw:style-name="gr13" draw:text-style-name="P12" draw:layer="layout" svg:width="0.952cm" svg:height="0.962cm" svg:x="19.414cm" svg:y="17.192cm">
          <draw:text-box>
            <text:p text:style-name="P11">0</text:p>
          </draw:text-box>
        </draw:frame>
        <draw:custom-shape draw:style-name="gr14" draw:text-style-name="P10" draw:layer="layout" svg:width="0.635cm" svg:height="1.587cm" svg:x="19.572cm" svg:y="20.526cm">
          <text:p/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0.952cm" svg:height="0.962cm" svg:x="20.843cm" svg:y="17.827cm">
          <draw:text-box>
            <text:p text:style-name="P11">1</text:p>
          </draw:text-box>
        </draw:frame>
        <draw:frame draw:style-name="gr13" draw:text-style-name="P12" draw:layer="layout" svg:width="0.952cm" svg:height="0.962cm" svg:x="21.002cm" svg:y="19.405cm">
          <draw:text-box>
            <text:p text:style-name="P11">2</text:p>
          </draw:text-box>
        </draw:frame>
        <draw:frame draw:style-name="gr13" draw:text-style-name="P12" draw:layer="layout" svg:width="0.952cm" svg:height="0.962cm" svg:x="20.207cm" svg:y="20.526cm">
          <draw:text-box>
            <text:p text:style-name="P11">3</text:p>
          </draw:text-box>
        </draw:frame>
        <draw:frame draw:style-name="gr17" draw:text-style-name="P13" draw:layer="layout" svg:width="3.81cm" svg:height="1.673cm" svg:x="10.684cm" svg:y="16.24cm">
          <draw:text-box>
            <text:p><text:span text:style-name="T1">Automatic</text:span></text:p>
          </draw:text-box>
        </draw:frame>
        <draw:frame draw:style-name="gr17" draw:text-style-name="P13" draw:layer="layout" svg:width="2.858cm" svg:height="1.673cm" svg:x="14.652cm" svg:y="17.827cm">
          <draw:text-box>
            <text:p><text:span text:style-name="T1">Manual</text:span></text:p>
          </draw:text-box>
        </draw:frame>
        <draw:frame draw:style-name="gr18" draw:text-style-name="P13" draw:layer="layout" svg:width="2.064cm" svg:height="1.515cm" svg:x="18.779cm" svg:y="16.081cm">
          <draw:text-box>
            <text:p><text:span text:style-name="T1">Kefir</text:span></text:p>
          </draw:text-box>
        </draw:frame>
        <draw:frame draw:style-name="gr19" draw:text-style-name="P13" draw:layer="layout" svg:width="2.699cm" svg:height="1.039cm" svg:x="22.113cm" svg:y="17.827cm">
          <draw:text-box>
            <text:p><text:span text:style-name="T1">Cream</text:span></text:p>
          </draw:text-box>
        </draw:frame>
        <draw:custom-shape draw:style-name="gr20" draw:text-style-name="P6" draw:layer="layout" svg:width="2.54cm" svg:height="2.54cm" svg:x="4.016cm" svg:y="24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Simple" draw:style-name="gr21" draw:text-style-name="P15" draw:layer="layout" svg:width="3.81cm" svg:height="4.257cm" svg:x="3.381cm" svg:y="24.018cm">
          <text:p text:style-name="P14"><text:span text:style-name="T2">Emergency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arch-up-curve" draw:modifiers="-150.194385529662" draw:enhanced-path="W 0 0 21600 21600 ?f2 ?f3 ?f4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handle draw:handle-position="10800 $0" draw:handle-polar="10800 10800"/>
          </draw:enhanced-geometry>
        </draw:custom-shape>
        <draw:custom-shape draw:name="Simple 1" draw:style-name="gr21" draw:text-style-name="P15" draw:layer="layout" svg:width="3.81cm" svg:height="4.257cm" svg:x="3.381cm" svg:y="23.571cm">
          <text:p text:style-name="P14"><text:span text:style-name="T2">Stop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arch-down-curve" draw:modifiers="63.5512520365843" draw:enhanced-path="A 0 0 21600 21600 ?f4 ?f3 ?f2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handle draw:handle-position="10800 $0" draw:handle-polar="10800 10800"/>
          </draw:enhanced-geometry>
        </draw:custom-shape>
        <draw:custom-shape draw:style-name="gr22" draw:text-style-name="P3" draw:layer="layout" svg:width="3.81cm" svg:height="3.81cm" svg:x="3.063cm" svg:y="17.66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3.81cm" svg:height="3.81cm" svg:x="3.063cm" svg:y="17.66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2.54cm" svg:height="2.54cm" svg:x="3.698cm" svg:y="18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9" draw:layer="layout" svg:x1="4.968cm" svg:y1="18.462cm" svg:x2="4.968cm" svg:y2="19.097cm">
          <text:p/>
        </draw:line>
        <draw:frame draw:style-name="gr13" draw:text-style-name="P12" draw:layer="layout" svg:width="0.952cm" svg:height="0.962cm" svg:x="4.492cm" svg:y="17.351cm">
          <draw:text-box>
            <text:p text:style-name="P11">0</text:p>
          </draw:text-box>
        </draw:frame>
        <draw:custom-shape draw:style-name="gr14" draw:text-style-name="P10" draw:layer="layout" svg:width="0.635cm" svg:height="1.587cm" svg:x="4.65cm" svg:y="20.685cm">
          <text:p/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0.952cm" svg:height="0.962cm" svg:x="5.921cm" svg:y="17.986cm">
          <draw:text-box>
            <text:p text:style-name="P11">1</text:p>
          </draw:text-box>
        </draw:frame>
        <draw:frame draw:style-name="gr17" draw:text-style-name="P13" draw:layer="layout" svg:width="3.81cm" svg:height="1.673cm" svg:x="3.222cm" svg:y="16.24cm">
          <draw:text-box>
            <text:p><text:span text:style-name="T1">Off</text:span></text:p>
          </draw:text-box>
        </draw:frame>
        <draw:frame draw:style-name="gr17" draw:text-style-name="P13" draw:layer="layout" svg:width="1.429cm" svg:height="1.673cm" svg:x="3.222cm" svg:y="16.241cm">
          <draw:text-box>
            <text:p><text:span text:style-name="T1">Off</text:span></text:p>
          </draw:text-box>
        </draw:frame>
        <draw:frame draw:style-name="gr17" draw:text-style-name="P13" draw:layer="layout" svg:width="1.429cm" svg:height="1.673cm" svg:x="7.191cm" svg:y="17.828cm">
          <draw:text-box>
            <text:p><text:span text:style-name="T1">On</text:span></text:p>
          </draw:text-box>
        </draw:frame>
        <draw:frame draw:style-name="gr17" draw:text-style-name="P13" draw:layer="layout" svg:width="3.81cm" svg:height="1.673cm" svg:x="10.684cm" svg:y="16.241cm">
          <draw:text-box>
            <text:p><text:span text:style-name="T1">Automatic</text:span></text:p>
          </draw:text-box>
        </draw:frame>
        <draw:frame draw:style-name="gr17" draw:text-style-name="P16" draw:layer="layout" svg:width="3.493cm" svg:height="1.673cm" svg:x="10.842cm" svg:y="27.584cm">
          <draw:text-box>
            <text:p text:style-name="P11"><text:span text:style-name="T1">Transfer Motor</text:span></text:p>
          </draw:text-box>
        </draw:frame>
        <draw:frame draw:style-name="gr17" draw:text-style-name="P16" draw:layer="layout" svg:width="3.969cm" svg:height="1.673cm" svg:x="18.145cm" svg:y="27.584cm">
          <draw:text-box>
            <text:p text:style-name="P11"><text:span text:style-name="T1">Circulation Motor</text:span></text:p>
          </draw:text-box>
        </draw:frame>
        <draw:frame draw:style-name="gr17" draw:text-style-name="P16" draw:layer="layout" svg:width="3.969cm" svg:height="1.673cm" svg:x="24.018cm" svg:y="16.557cm">
          <draw:text-box>
            <text:p text:style-name="P11"><text:span text:style-name="T3">Start</text:span></text:p>
          </draw:text-box>
        </draw:frame>
        <draw:frame draw:style-name="gr17" draw:text-style-name="P16" draw:layer="layout" svg:width="3.969cm" svg:height="1.673cm" svg:x="24.336cm" svg:y="22.98cm">
          <draw:text-box>
            <text:p text:style-name="P11"><text:span text:style-name="T3">Stop</text:span></text:p>
          </draw:text-box>
        </draw:frame>
        <draw:frame draw:style-name="gr24" draw:text-style-name="P11" draw:layer="layout" svg:width="16.079cm" svg:height="11.368cm" svg:x="7.781cm" svg:y="3.222cm">
          <draw:image xlink:href="Pictures/10000000000004630000031AB37BFB7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ffffff" draw:marker-start-width="0.2cm" draw:marker-start-center="false" draw:marker-end-width="0.2cm" draw:marker-end-center="false" draw:fill="solid" draw:fill-color="#666666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0.48cm" fo:page-height="30.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9T12:31:30.700618062</meta:creation-date>
    <meta:print-date>2025-05-29T13:44:17.271650728</meta:print-date>
    <dc:date>2025-05-29T15:39:48.686503586</dc:date>
    <meta:editing-duration>PT25M7S</meta:editing-duration>
    <meta:editing-cycles>8</meta:editing-cycles>
    <meta:generator>LibreOffice/24.2.7.2$Linux_X86_64 LibreOffice_project/420$Build-2</meta:generator>
    <meta:printed-by>PDF files</meta:printed-by>
    <meta:document-statistic meta:object-count="52"/>
  </office:meta>
</office:document-meta>
</file>